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20pt" officeooo:rsid="000dfb69" officeooo:paragraph-rsid="000c2010" style:font-size-asian="17.5pt" style:font-size-complex="20pt"/>
    </style:style>
    <style:style style:name="P2" style:family="paragraph" style:parent-style-name="Text_20_body">
      <style:text-properties fo:font-size="20pt" officeooo:rsid="000dfb69" style:font-size-asian="17.5pt" style:font-size-complex="20pt"/>
    </style:style>
    <style:style style:name="P3" style:family="paragraph" style:parent-style-name="Horizontal_20_Line">
      <style:text-properties fo:font-size="20pt" officeooo:rsid="000dfb69" style:font-size-asian="17.5pt" style:font-size-complex="20pt"/>
    </style:style>
    <style:style style:name="P4" style:family="paragraph" style:parent-style-name="Heading_20_3">
      <style:text-properties fo:font-size="20pt" officeooo:rsid="000dfb69" style:font-size-asian="17.5pt" style:font-size-complex="20pt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font-size="20pt" officeooo:rsid="000dfb69" style:font-size-asian="17.5pt" style:font-size-complex="20pt"/>
    </style:style>
    <style:style style:name="P6" style:family="paragraph" style:parent-style-name="Text_20_body" style:list-style-name="L1">
      <style:text-properties fo:font-size="20pt" officeooo:rsid="000dfb69" style:font-size-asian="17.5pt" style:font-size-complex="20pt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fo:font-size="20pt" officeooo:rsid="000dfb69" style:font-size-asian="17.5pt" style:font-size-complex="20pt"/>
    </style:style>
    <style:style style:name="P8" style:family="paragraph" style:parent-style-name="Text_20_body" style:list-style-name="L2">
      <style:text-properties fo:font-size="20pt" officeooo:rsid="000dfb69" style:font-size-asian="17.5pt" style:font-size-complex="20pt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fo:font-size="20pt" officeooo:rsid="000dfb69" style:font-size-asian="17.5pt" style:font-size-complex="20pt"/>
    </style:style>
    <style:style style:name="P10" style:family="paragraph" style:parent-style-name="Text_20_body" style:list-style-name="L3">
      <style:text-properties fo:font-size="20pt" officeooo:rsid="000dfb69" style:font-size-asian="17.5pt" style:font-size-complex="20pt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fo:font-size="20pt" officeooo:rsid="000dfb69" style:font-size-asian="17.5pt" style:font-size-complex="20pt"/>
    </style:style>
    <style:style style:name="P12" style:family="paragraph" style:parent-style-name="Text_20_body" style:list-style-name="L4">
      <style:text-properties fo:font-size="20pt" officeooo:rsid="000dfb69" style:font-size-asian="17.5pt" style:font-size-complex="20pt"/>
    </style:style>
    <style:style style:name="P13" style:family="paragraph" style:parent-style-name="Text_20_body" style:list-style-name="L5">
      <style:paragraph-properties fo:margin-top="0in" fo:margin-bottom="0in" style:contextual-spacing="false"/>
      <style:text-properties fo:font-size="20pt" officeooo:rsid="000dfb69" style:font-size-asian="17.5pt" style:font-size-complex="20pt"/>
    </style:style>
    <style:style style:name="P14" style:family="paragraph" style:parent-style-name="Text_20_body" style:list-style-name="L5">
      <style:text-properties fo:font-size="20pt" officeooo:rsid="000dfb69" style:font-size-asian="17.5pt" style:font-size-complex="20pt"/>
    </style:style>
    <style:style style:name="P15" style:family="paragraph" style:parent-style-name="Text_20_body" style:list-style-name="L6">
      <style:paragraph-properties fo:margin-top="0in" fo:margin-bottom="0in" style:contextual-spacing="false"/>
      <style:text-properties fo:font-size="20pt" officeooo:rsid="000dfb69" style:font-size-asian="17.5pt" style:font-size-complex="20pt"/>
    </style:style>
    <style:style style:name="P16" style:family="paragraph" style:parent-style-name="Text_20_body" style:list-style-name="L6">
      <style:text-properties fo:font-size="20pt" officeooo:rsid="000dfb69" style:font-size-asian="17.5pt" style:font-size-complex="20pt"/>
    </style:style>
    <style:style style:name="P17" style:family="paragraph" style:parent-style-name="Text_20_body" style:list-style-name="L7">
      <style:paragraph-properties fo:margin-top="0in" fo:margin-bottom="0in" style:contextual-spacing="false"/>
      <style:text-properties fo:font-size="20pt" officeooo:rsid="000dfb69" style:font-size-asian="17.5pt" style:font-size-complex="20pt"/>
    </style:style>
    <style:style style:name="P18" style:family="paragraph" style:parent-style-name="Text_20_body" style:list-style-name="L7">
      <style:text-properties fo:font-size="20pt" officeooo:rsid="000dfb69" style:font-size-asian="17.5pt" style:font-size-complex="20pt"/>
    </style:style>
    <style:style style:name="P19" style:family="paragraph" style:parent-style-name="Standard">
      <style:text-properties fo:font-size="20pt" officeooo:rsid="000dfb69" officeooo:paragraph-rsid="000c2010" style:font-size-asian="17.5pt" style:font-size-complex="2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Petru Drăghiceanu</text:span><text:line-break/>Bucharest, Romania<text:line-break/>Email: <text:a xlink:type="simple" xlink:href="mailto:petru.draghiceanu@gmail.com" text:style-name="Internet_20_link" text:visited-style-name="Visited_20_Internet_20_Link">petru.draghiceanu@gmail.com</text:a></text:p>
      <text:p text:style-name="P2">Phone: 0773 961 603<text:line-break/>Driving License: Category B</text:p>
      <text:p text:style-name="P3"/>
      <text:h text:style-name="P4" text:outline-level="3"><text:span text:style-name="Strong_20_Emphasis">Professional Summary</text:span></text:h>
      <text:p text:style-name="P2">Motivated and detail-oriented first-year Computer Science student at FMI, University of Bucharest. Passionate about software development and teaching, with a strong interest in expanding technical knowledge and practical experience. Experienced in competitive programming, web development, and game design. Strong analytical skills, problem-solving abilities, and teamwork experience. Currently employed as a programming trainer, teaching programming fundamentals to children aged 7-12 and advanced concepts to older students. Seeking an internship opportunity to learn and expand my knowledge base in new and emerging technologies.</text:p>
      <text:p text:style-name="P3"/>
      <text:h text:style-name="P4" text:outline-level="3"><text:span text:style-name="Strong_20_Emphasis">Education</text:span></text:h>
      <text:p text:style-name="P2"><text:span text:style-name="Strong_20_Emphasis">FMI, University of Bucharest</text:span><text:line-break/><text:span text:style-name="Emphasis">Bachelor’s Degree in Computer Science (First Year)</text:span><text:line-break/>2024 – Present</text:p>
      <text:p text:style-name="P2"><text:soft-page-break/><text:span text:style-name="Strong_20_Emphasis">Liceul Teoretic Nicolae Bălcescu - Medgidia</text:span><text:line-break/>2020 – 2024</text:p>
      <text:p text:style-name="P3"/>
      <text:h text:style-name="P4" text:outline-level="3"><text:span text:style-name="Strong_20_Emphasis">Work Experience</text:span></text:h>
      <text:p text:style-name="P2"><text:span text:style-name="Strong_20_Emphasis">Logiscool Apărătorii Patriei</text:span> – Part-time Trainer<text:line-break/><text:span text:style-name="Emphasis">October 2024 – Present</text:span></text:p>
      <text:list text:style-name="L1">
        <text:list-item>
          <text:p text:style-name="P5">Teach programming fundamentals to children using interactive methods. </text:p>
        </text:list-item>
        <text:list-item>
          <text:p text:style-name="P5">Instruct advanced programming concepts to older students. </text:p>
        </text:list-item>
        <text:list-item>
          <text:p text:style-name="P5">Develop engaging curricula to enhance students' logical and problem-solving skills. </text:p>
        </text:list-item>
        <text:list-item>
          <text:p text:style-name="P6">Mentor students in project development and coding competitions. </text:p>
        </text:list-item>
      </text:list>
      <text:p text:style-name="P3"/>
      <text:h text:style-name="P4" text:outline-level="3"><text:span text:style-name="Strong_20_Emphasis">Technical Skills</text:span></text:h>
      <text:list text:style-name="L2">
        <text:list-item>
          <text:p text:style-name="P7">Programming Languages: Python, C++, JavaScript </text:p>
        </text:list-item>
        <text:list-item>
          <text:p text:style-name="P7">Web Development: HTML, CSS, JavaScript, React </text:p>
        </text:list-item>
        <text:list-item>
          <text:p text:style-name="P7">Databases: SQL </text:p>
        </text:list-item>
        <text:list-item>
          <text:p text:style-name="P7">Software &amp; Tools: Git, Linux, Visual Studio Code </text:p>
        </text:list-item>
        <text:list-item>
          <text:p text:style-name="P8">Other: Object-Oriented Programming, Algorithmic Problem Solving, UI/UX Design </text:p>
        </text:list-item>
      </text:list>
      <text:p text:style-name="P3"/>
      <text:h text:style-name="P4" text:outline-level="3"><text:soft-page-break/><text:span text:style-name="Strong_20_Emphasis">Achievements &amp; Competitions</text:span></text:h>
      <text:list text:style-name="L3">
        <text:list-item>
          <text:p text:style-name="P9"><text:span text:style-name="Strong_20_Emphasis">Genius Olympiad 2024</text:span> – Bronze Medalist (Python Coding Competition) at Rochester Institute of Technology. Developed an innovative project focused on problem-solving and algorithmic efficiency, showcasing advanced Python skills in a competitive environment. </text:p>
        </text:list-item>
        <text:list-item>
          <text:p text:style-name="P9"><text:span text:style-name="Strong_20_Emphasis">Severin Bumbaru IT Creativity Contest 2024</text:span> – 2nd Place (Web Development). Collaborated with a teammate to develop a fully functional social media app prototype, implementing user authentication, account settings, content posting, and a personalized feed using modern web technologies. </text:p>
        </text:list-item>
        <text:list-item>
          <text:p text:style-name="P9"><text:span text:style-name="Strong_20_Emphasis">Severin Bumbaru IT Creativity Contest 2023</text:span> – Honorable Mention (C++/C# Programming). Created a spaceship builder game with modular components. </text:p>
        </text:list-item>
        <text:list-item>
          <text:p text:style-name="P10"><text:span text:style-name="Strong_20_Emphasis">Erasmus+ "Coding All Together" (2021)</text:span> – Participated in a student exchange program in Sisak, Croatia, exploring different approaches to computer science education. </text:p>
        </text:list-item>
      </text:list>
      <text:p text:style-name="P3"/>
      <text:h text:style-name="P4" text:outline-level="3"><text:span text:style-name="Strong_20_Emphasis">Certifications</text:span></text:h>
      <text:list text:style-name="L4">
        <text:list-item>
          <text:p text:style-name="P11"><text:span text:style-name="Strong_20_Emphasis">European Computer Driving License (ECDL)</text:span> – Certified </text:p>
        </text:list-item>
        <text:list-item>
          <text:p text:style-name="P12"><text:span text:style-name="Strong_20_Emphasis">CCNAv7: Introduction to Networks</text:span> – Certified </text:p>
        </text:list-item>
      </text:list>
      <text:p text:style-name="P3"><text:soft-page-break/></text:p>
      <text:h text:style-name="P4" text:outline-level="3"><text:span text:style-name="Strong_20_Emphasis">Soft Skills</text:span></text:h>
      <text:list text:style-name="L5">
        <text:list-item>
          <text:p text:style-name="P13">Problem-solving &amp; Critical Thinking </text:p>
        </text:list-item>
        <text:list-item>
          <text:p text:style-name="P13">Teamwork &amp; Collaboration </text:p>
        </text:list-item>
        <text:list-item>
          <text:p text:style-name="P13">Leadership &amp; Mentorship </text:p>
        </text:list-item>
        <text:list-item>
          <text:p text:style-name="P13">Effective Communication </text:p>
        </text:list-item>
        <text:list-item>
          <text:p text:style-name="P14">Adaptability &amp; Quick Learning </text:p>
        </text:list-item>
      </text:list>
      <text:p text:style-name="P3"/>
      <text:h text:style-name="P4" text:outline-level="3"><text:span text:style-name="Strong_20_Emphasis">Languages</text:span></text:h>
      <text:list text:style-name="L6">
        <text:list-item>
          <text:p text:style-name="P15">Romanian – Native </text:p>
        </text:list-item>
        <text:list-item>
          <text:p text:style-name="P16">English – Advanced </text:p>
        </text:list-item>
      </text:list>
      <text:p text:style-name="P3"/>
      <text:h text:style-name="P4" text:outline-level="3"><text:span text:style-name="Strong_20_Emphasis">Interests</text:span></text:h>
      <text:list text:style-name="L7">
        <text:list-item>
          <text:p text:style-name="P17">Software Engineering &amp; App Development </text:p>
        </text:list-item>
        <text:list-item>
          <text:p text:style-name="P17">Competitive Programming </text:p>
        </text:list-item>
        <text:list-item>
          <text:p text:style-name="P17">Teaching &amp; Mentorship </text:p>
        </text:list-item>
        <text:list-item>
          <text:p text:style-name="P17">Playing Sports </text:p>
        </text:list-item>
        <text:list-item>
          <text:p text:style-name="P18">Traveling </text:p>
        </text:list-item>
      </text:list>
      <text:p text:style-name="P3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FreeSans" style:font-family-asian="FreeSans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3T22:48:04.179033052</meta:creation-date>
    <dc:date>2025-03-03T23:27:29.708567133</dc:date>
    <meta:editing-duration>PT16M29S</meta:editing-duration>
    <meta:editing-cycles>2</meta:editing-cycles>
    <meta:generator>LibreOffice/25.2.1.2$Linux_X86_64 LibreOffice_project/520$Build-2</meta:generator>
    <meta:document-statistic meta:table-count="0" meta:image-count="0" meta:object-count="0" meta:page-count="4" meta:paragraph-count="42" meta:word-count="380" meta:character-count="2870" meta:non-whitespace-character-count="2520"/>
  </office:meta>
</office:document-meta>
</file>